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</office:font-face-decls>
  <office:automatic-styles>
    <style:style style:name="Taula1" style:family="table">
      <style:table-properties style:width="23.994cm" fo:margin-left="0cm" table:align="left"/>
    </style:style>
    <style:style style:name="Taula1.A" style:family="table-column">
      <style:table-column-properties style:column-width="2.228cm"/>
    </style:style>
    <style:style style:name="Taula1.B" style:family="table-column">
      <style:table-column-properties style:column-width="21.766cm"/>
    </style:style>
    <style:style style:name="Taula1.A1" style:family="table-cell">
      <style:table-cell-properties fo:padding-left="0.191cm" fo:padding-right="0.191cm" fo:padding-top="0cm" fo:padding-bottom="0cm" fo:border="0.5pt solid #000000" style:writing-mode="lr-tb"/>
    </style:style>
    <style:style style:name="Taula1.6" style:family="table-row">
      <style:table-row-properties style:min-row-height="1.917cm"/>
    </style:style>
    <style:style style:name="Taula1.12" style:family="table-row">
      <style:table-row-properties style:min-row-height="6.851cm"/>
    </style:style>
    <style:style style:name="P1" style:family="paragraph" style:parent-style-name="Normal">
      <style:text-properties fo:language="es" fo:country="ES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color="#002060" fo:font-size="10pt" fo:font-weight="bold" style:font-size-asian="10pt" style:font-weight-asian="bold" style:font-size-complex="10pt" style:font-weight-complex="bold"/>
    </style:style>
    <style:style style:name="P3" style:family="paragraph" style:parent-style-name="Normal">
      <style:paragraph-properties fo:margin-top="0cm" fo:margin-bottom="0cm" loext:contextual-spacing="false" fo:line-height="100%" style:text-autospace="none"/>
      <style:text-properties fo:color="#002060" style:font-name="Consolas" fo:font-size="10pt" fo:language="ca" fo:country="ES" style:font-size-asian="10pt" style:font-name-complex="Consolas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color="#2f5496" fo:font-size="10pt" fo:language="es" fo:country="ES" fo:font-weight="bold" style:font-size-asian="10pt" style:font-weight-asian="bold" style:font-size-complex="10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color="#2f5496" fo:font-size="10pt" fo:language="es" fo:country="ES" style:font-size-asian="10pt" style:font-size-complex="10pt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 style:text-autospace="none"/>
    </style:style>
    <style:style style:name="P8" style:family="paragraph" style:parent-style-name="Normal">
      <style:paragraph-properties fo:margin-top="0cm" fo:margin-bottom="0cm" loext:contextual-spacing="false" fo:line-height="100%" style:text-autospace="none"/>
      <style:text-properties style:font-name="Consolas" fo:font-size="10pt" fo:language="ca" fo:country="ES" style:font-size-asian="10pt" style:font-name-complex="Consolas" style:font-size-complex="10pt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color="#000000" style:font-name="Consolas" fo:font-size="10pt" fo:language="ca" fo:country="ES" style:font-size-asian="10pt" style:font-name-complex="Consolas" style:font-size-complex="10pt"/>
    </style:style>
    <style:style style:name="P10" style:family="paragraph" style:parent-style-name="Normal">
      <style:paragraph-properties fo:margin-top="0cm" fo:margin-bottom="0cm" loext:contextual-spacing="false" fo:line-height="100%" style:text-autospace="none"/>
      <style:text-properties fo:color="#000000" style:font-name="Consolas" fo:font-size="10pt" fo:language="ca" fo:country="ES" style:font-size-asian="10pt" style:font-name-complex="Consolas" style:font-size-complex="10pt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font-size="10pt" fo:language="es" fo:country="ES" style:font-size-asian="10pt" style:font-size-complex="10pt"/>
    </style:style>
    <style:style style:name="P12" style:family="paragraph" style:parent-style-name="Normal" style:master-page-name="MP0">
      <style:paragraph-properties style:page-number="auto" fo:break-before="pag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Standard">
      <style:paragraph-properties fo:margin-top="0cm" fo:margin-bottom="0cm" loext:contextual-spacing="false" fo:line-height="100%" style:text-autospace="none"/>
      <style:text-properties fo:color="#2f5496" style:font-name="Consolas" fo:font-size="10pt" fo:language="es" fo:country="ES" style:font-size-asian="10pt" style:font-name-complex="Consolas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2f5496" fo:font-size="10pt" fo:language="es" fo:country="E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2f5496" fo:font-size="10pt" fo:language="es" fo:country="ES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fo:language="es" fo:country="ES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style:text-autospace="none"/>
      <style:text-properties fo:font-size="10pt" fo:language="es" fo:country="ES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style:text-autospace="none"/>
      <style:text-properties fo:color="#7f0055" style:font-name="Consolas" fo:font-size="10pt" fo:language="ca" fo:country="ES" fo:font-weight="bold" style:font-size-asian="10pt" style:font-weight-asian="bold" style:font-name-complex="Consolas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style:text-autospace="none"/>
      <style:text-properties fo:color="#7f0055" style:font-name="Consolas" fo:font-size="10pt" fo:language="ca" fo:country="ES" fo:font-weight="normal" style:font-size-asian="10pt" style:font-weight-asian="normal" style:font-name-complex="Consolas" style:font-size-complex="10pt" style:font-weight-complex="normal"/>
    </style:style>
    <style:style style:name="T1" style:family="text">
      <style:text-properties fo:language="es" fo:country="ES" fo:background-color="#d3d3d3" loext:char-shading-value="0"/>
    </style:style>
    <style:style style:name="T2" style:family="text">
      <style:text-properties fo:color="#000000" style:font-name="Consolas" fo:font-size="10pt" fo:language="ca" fo:country="ES" style:font-size-asian="10pt" style:font-name-complex="Consolas" style:font-size-complex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background-color="#d4d4d4" loext:char-shading-value="0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Monospace"/>
    </style:style>
    <style:style style:name="T7" style:family="text">
      <style:text-properties fo:color="#00c87d" style:font-name="Consolas" fo:font-size="10pt" fo:language="ca" fo:country="ES" style:font-size-asian="10pt" style:font-name-complex="Consolas" style:font-size-complex="10pt"/>
    </style:style>
    <style:style style:name="T8" style:family="text">
      <style:text-properties fo:color="#00c87d" style:font-name="Monospace" fo:font-size="10pt" style:font-size-asian="10pt"/>
    </style:style>
    <style:style style:name="T9" style:family="text">
      <style:text-properties fo:color="#00c87d" style:font-name="Monospace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weight="bold" style:font-weight-asian="bold"/>
    </style:style>
    <style:style style:name="T12" style:family="text">
      <style:text-properties fo:color="#7f0055" style:font-name="Monospace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6a3e3e" style:font-name="Monospace" fo:font-size="10pt" fo:background-color="#d4d4d4" loext:char-shading-value="0" style:font-size-asian="10pt"/>
    </style:style>
    <style:style style:name="T16" style:family="text">
      <style:text-properties fo:color="#6a3e3e" style:font-name="Monospace" fo:font-size="10pt" fo:background-color="#f0d8a8" loext:char-shading-value="0" style:font-size-asian="10pt"/>
    </style:style>
    <style:style style:name="T1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ipus_20_de_20_lletra_20_per_20_defecte_20_del_20_paràgraf"><text:span text:style-name="T1">Activitats Addicionals Tema2 programació:</text:span></text:span></text:p>
      <text:p text:style-name="P1">Nom i cognom: <text:s/>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2">Exercici-9</text:p>
          </table:table-cell>
          <table:table-cell table:style-name="Taula1.A1" office:value-type="string">
            <text:p text:style-name="P4">Sèrie fibbonaci per a nombres inferiors de 80000</text:p>
            <text:p text:style-name="P4">Cada terme es la suma dels anteriors</text:p>
            <text:p text:style-name="P6"><text:s text:c="4"/><text:span text:style-name="Tipus_20_de_20_lletra_20_per_20_defecte_20_del_20_paràgraf"><text:span text:style-name="T2">1,1,2,3,5,8,13,21,34,55,89,144,233,377,610,987,1597,2584,4181,6765,10946,17711,28657,46368,75025</text:span></text:span></text:p>
            <text:p text:style-name="P6"/>
            <text:p text:style-name="P4"/>
          </table:table-cell>
        </table:table-row>
        <table:table-row>
          <table:table-cell table:style-name="Taula1.A1" office:value-type="string">
            <text:p text:style-name="P2">Codi</text:p>
          </table:table-cell>
          <table:table-cell table:style-name="Taula1.A1" office:value-type="string">
            <text:p text:style-name="P15"><text:span text:style-name="T11">public</text:span><text:span text:style-name="T6"> </text:span><text:span text:style-name="T11">class</text:span><text:span text:style-name="T6"> Activitat9 {</text:span></text:p>
            <text:p text:style-name="P13"><text:span text:style-name="T3"><text:tab/></text:span><text:span text:style-name="T10">public</text:span><text:span text:style-name="T3"> </text:span><text:span text:style-name="T10">static</text:span><text:span text:style-name="T3"> </text:span><text:span text:style-name="T10">void</text:span><text:span text:style-name="T3"> main (String[] </text:span><text:span text:style-name="T13">args</text:span><text:span text:style-name="T3">) {</text:span></text:p>
            <text:p text:style-name="P13"><text:span text:style-name="T3"><text:tab/><text:tab/></text:span><text:span text:style-name="T10">int</text:span><text:span text:style-name="T3"> </text:span><text:span text:style-name="T13">numero1</text:span><text:span text:style-name="T3"> = 0;</text:span></text:p>
            <text:p text:style-name="P13"><text:span text:style-name="T3"><text:tab/><text:tab/></text:span><text:span text:style-name="T10">int</text:span><text:span text:style-name="T3"> </text:span><text:span text:style-name="T13">numero2</text:span><text:span text:style-name="T3"> = 1;</text:span></text:p>
            <text:p text:style-name="P13"><text:span text:style-name="T3"><text:tab/><text:tab/></text:span><text:span text:style-name="T10">int</text:span><text:span text:style-name="T3"> </text:span><text:span text:style-name="T13">contador</text:span><text:span text:style-name="T3">;</text:span></text:p>
            <text:p text:style-name="P13"><text:span text:style-name="T3"><text:tab/><text:tab/></text:span></text:p>
            <text:p text:style-name="P13"><text:span text:style-name="T3"><text:tab/><text:tab/></text:span><text:span text:style-name="T10">while</text:span><text:span text:style-name="T3">( </text:span><text:span text:style-name="T13">numero1</text:span><text:span text:style-name="T3"> + </text:span><text:span text:style-name="T13">numero2</text:span><text:span text:style-name="T3"> &lt;= 80000) {</text:span></text:p>
            <text:p text:style-name="P13"><text:span text:style-name="T3"><text:tab/><text:tab/><text:tab/></text:span><text:span text:style-name="T13">contador</text:span><text:span text:style-name="T3"> = </text:span><text:span text:style-name="T13">numero1</text:span><text:span text:style-name="T3">;</text:span></text:p>
            <text:p text:style-name="P13"><text:span text:style-name="T3"><text:tab/><text:tab/><text:tab/></text:span><text:span text:style-name="T13">numero1</text:span><text:span text:style-name="T3"> = </text:span><text:span text:style-name="T13">numero2</text:span><text:span text:style-name="T3">;</text:span></text:p>
            <text:p text:style-name="P13"><text:span text:style-name="T3"><text:tab/><text:tab/><text:tab/></text:span><text:span text:style-name="T13">numero2</text:span><text:span text:style-name="T3"> = </text:span><text:span text:style-name="T13">contador</text:span><text:span text:style-name="T3"> + </text:span><text:span text:style-name="T13">numero1</text:span><text:span text:style-name="T3">;</text:span></text:p>
            <text:p text:style-name="P13"><text:span text:style-name="T3"><text:tab/><text:tab/><text:tab/>System.</text:span><text:span text:style-name="T17">out</text:span><text:span text:style-name="T3">.println(</text:span><text:span text:style-name="T13">numero2</text:span><text:span text:style-name="T3">);</text:span></text:p>
            <text:p text:style-name="P13"><text:span text:style-name="T3"><text:tab/><text:tab/>}</text:span></text:p>
            <text:p text:style-name="P13"><text:span text:style-name="T3"><text:tab/>}</text:span></text:p>
            <text:p text:style-name="P15"><text:span text:style-name="T6">}</text:span></text:p>
          </table:table-cell>
        </table:table-row>
        <table:table-row>
          <table:table-cell table:style-name="Taula1.A1" office:value-type="string">
            <text:p text:style-name="P2">Eixida</text:p>
          </table:table-cell>
          <table:table-cell table:style-name="Taula1.A1" office:value-type="string">
            <text:p text:style-name="P15"><text:span text:style-name="T6">1</text:span></text:p>
            <text:p text:style-name="P13"><text:span text:style-name="T3">2</text:span></text:p>
            <text:p text:style-name="P13"><text:soft-page-break/><text:span text:style-name="T3">3</text:span></text:p>
            <text:p text:style-name="P13"><text:span text:style-name="T3">5</text:span></text:p>
            <text:p text:style-name="P13"><text:span text:style-name="T3">8</text:span></text:p>
            <text:p text:style-name="P13"><text:span text:style-name="T3">13</text:span></text:p>
            <text:p text:style-name="P13"><text:span text:style-name="T3">21</text:span></text:p>
            <text:p text:style-name="P13"><text:span text:style-name="T3">34</text:span></text:p>
            <text:p text:style-name="P13"><text:span text:style-name="T3">55</text:span></text:p>
            <text:p text:style-name="P13"><text:span text:style-name="T3">89</text:span></text:p>
            <text:p text:style-name="P13"><text:span text:style-name="T3">144</text:span></text:p>
            <text:p text:style-name="P13"><text:span text:style-name="T3">233</text:span></text:p>
            <text:p text:style-name="P13"><text:span text:style-name="T3">377</text:span></text:p>
            <text:p text:style-name="P13"><text:span text:style-name="T3">610</text:span></text:p>
            <text:p text:style-name="P13"><text:span text:style-name="T3">987</text:span></text:p>
            <text:p text:style-name="P13"><text:span text:style-name="T3">1597</text:span></text:p>
            <text:p text:style-name="P13"><text:span text:style-name="T3">2584</text:span></text:p>
            <text:p text:style-name="P13"><text:span text:style-name="T3">4181</text:span></text:p>
            <text:p text:style-name="P13"><text:span text:style-name="T3">6765</text:span></text:p>
            <text:p text:style-name="P13"><text:span text:style-name="T3">10946</text:span></text:p>
            <text:p text:style-name="P13"><text:span text:style-name="T3">17711</text:span></text:p>
            <text:p text:style-name="P13"><text:span text:style-name="T3">28657</text:span></text:p>
            <text:p text:style-name="P13"><text:soft-page-break/><text:span text:style-name="T3">46368</text:span></text:p>
            <text:p text:style-name="P15"><text:span text:style-name="T6">75025</text:span></text:p>
          </table:table-cell>
        </table:table-row>
        <table:table-row>
          <table:table-cell table:style-name="Taula1.A1" office:value-type="string">
            <text:p text:style-name="P2">Exercici-10</text:p>
          </table:table-cell>
          <table:table-cell table:style-name="Taula1.A1" office:value-type="string">
            <text:p text:style-name="P3">Demana a l’usuari el número de la taula de multiplicar i el número de taulesseguides que vol obtindre.</text:p>
            <text:p text:style-name="P8"/>
            <text:p text:style-name="P8"/>
            <text:p text:style-name="P7"><text:span text:style-name="Tipus_20_de_20_lletra_20_per_20_defecte_20_del_20_paràgraf"><text:span text:style-name="T2">Dona'm el número: </text:span></text:span><text:span text:style-name="Tipus_20_de_20_lletra_20_per_20_defecte_20_del_20_paràgraf"><text:span text:style-name="T7">40</text:span></text:span></text:p>
            <text:p text:style-name="P8"/>
            <text:p text:style-name="P7"><text:span text:style-name="Tipus_20_de_20_lletra_20_per_20_defecte_20_del_20_paràgraf"><text:span text:style-name="T2">Dona'm el número de Taules Seguides: </text:span></text:span><text:span text:style-name="Tipus_20_de_20_lletra_20_per_20_defecte_20_del_20_paràgraf"><text:span text:style-name="T7">3</text:span></text:span></text:p>
            <text:p text:style-name="P8"/>
            <text:p text:style-name="P7"><text:span text:style-name="Tipus_20_de_20_lletra_20_per_20_defecte_20_del_20_paràgraf"><text:span text:style-name="T2">==Taules de multiplicació==</text:span></text:span></text:p>
            <text:p text:style-name="P8"/>
            <text:p text:style-name="P8"/>
            <text:p text:style-name="P7"><text:span text:style-name="Tipus_20_de_20_lletra_20_per_20_defecte_20_del_20_paràgraf"><text:span text:style-name="T2">==Taula de multiplicació del 40==</text:span></text:span></text:p>
            <text:p text:style-name="P8"/>
            <text:p text:style-name="P7"><text:span text:style-name="Tipus_20_de_20_lletra_20_per_20_defecte_20_del_20_paràgraf"><text:span text:style-name="T2">40 * <text:s/>1 = 40</text:span></text:span></text:p>
            <text:p text:style-name="P7"><text:span text:style-name="Tipus_20_de_20_lletra_20_per_20_defecte_20_del_20_paràgraf"><text:span text:style-name="T2">40 * <text:s/>2 = 80</text:span></text:span></text:p>
            <text:p text:style-name="P7"><text:span text:style-name="Tipus_20_de_20_lletra_20_per_20_defecte_20_del_20_paràgraf"><text:span text:style-name="T2">40 * <text:s/>3 = 120</text:span></text:span></text:p>
            <text:p text:style-name="P7"><text:span text:style-name="Tipus_20_de_20_lletra_20_per_20_defecte_20_del_20_paràgraf"><text:span text:style-name="T2">40 * <text:s/>4 = 160</text:span></text:span></text:p>
            <text:p text:style-name="P7"><text:span text:style-name="Tipus_20_de_20_lletra_20_per_20_defecte_20_del_20_paràgraf"><text:span text:style-name="T2">40 * <text:s/>5 = 200</text:span></text:span></text:p>
            <text:p text:style-name="P7"><text:span text:style-name="Tipus_20_de_20_lletra_20_per_20_defecte_20_del_20_paràgraf"><text:span text:style-name="T2">40 * <text:s/>6 = 240</text:span></text:span></text:p>
            <text:p text:style-name="P7"><text:span text:style-name="Tipus_20_de_20_lletra_20_per_20_defecte_20_del_20_paràgraf"><text:span text:style-name="T2">40 * <text:s/>7 = 280</text:span></text:span></text:p>
            <text:p text:style-name="P7"><text:span text:style-name="Tipus_20_de_20_lletra_20_per_20_defecte_20_del_20_paràgraf"><text:span text:style-name="T2">40 * <text:s/>8 = 320</text:span></text:span></text:p>
            <text:p text:style-name="P7"><text:span text:style-name="Tipus_20_de_20_lletra_20_per_20_defecte_20_del_20_paràgraf"><text:span text:style-name="T2">40 * <text:s/>9 = 360</text:span></text:span></text:p>
            <text:p text:style-name="P7"><text:span text:style-name="Tipus_20_de_20_lletra_20_per_20_defecte_20_del_20_paràgraf"><text:span text:style-name="T2">40 * <text:s/>10 = 400</text:span></text:span></text:p>
            <text:p text:style-name="P8"/>
            <text:p text:style-name="P7"><text:span text:style-name="Tipus_20_de_20_lletra_20_per_20_defecte_20_del_20_paràgraf"><text:span text:style-name="T2">==Taula de multiplicació del 41==</text:span></text:span></text:p>
            <text:p text:style-name="P8"/>
            <text:p text:style-name="P7"><text:span text:style-name="Tipus_20_de_20_lletra_20_per_20_defecte_20_del_20_paràgraf"><text:span text:style-name="T2">41 * <text:s/>1 = 41</text:span></text:span></text:p>
            <text:p text:style-name="P7"><text:span text:style-name="Tipus_20_de_20_lletra_20_per_20_defecte_20_del_20_paràgraf"><text:span text:style-name="T2">41 * <text:s/>2 = 82</text:span></text:span></text:p>
            <text:p text:style-name="P7"><text:span text:style-name="Tipus_20_de_20_lletra_20_per_20_defecte_20_del_20_paràgraf"><text:span text:style-name="T2">41 * <text:s/>3 = 123</text:span></text:span></text:p>
            <text:p text:style-name="P7"><text:span text:style-name="Tipus_20_de_20_lletra_20_per_20_defecte_20_del_20_paràgraf"><text:span text:style-name="T2">41 * <text:s/>4 = 164</text:span></text:span></text:p>
            <text:p text:style-name="P7"><text:span text:style-name="Tipus_20_de_20_lletra_20_per_20_defecte_20_del_20_paràgraf"><text:span text:style-name="T2">41 * <text:s/>5 = 205</text:span></text:span></text:p>
            <text:p text:style-name="P7"><text:span text:style-name="Tipus_20_de_20_lletra_20_per_20_defecte_20_del_20_paràgraf"><text:span text:style-name="T2">41 * <text:s/>6 = 246</text:span></text:span></text:p>
            <text:p text:style-name="P7"><text:span text:style-name="Tipus_20_de_20_lletra_20_per_20_defecte_20_del_20_paràgraf"><text:span text:style-name="T2">41 * <text:s/>7 = 287</text:span></text:span></text:p>
            <text:p text:style-name="P7"><text:soft-page-break/><text:span text:style-name="Tipus_20_de_20_lletra_20_per_20_defecte_20_del_20_paràgraf"><text:span text:style-name="T2">41 * <text:s/>8 = 328</text:span></text:span></text:p>
            <text:p text:style-name="P7"><text:span text:style-name="Tipus_20_de_20_lletra_20_per_20_defecte_20_del_20_paràgraf"><text:span text:style-name="T2">41 * <text:s/>9 = 369</text:span></text:span></text:p>
            <text:p text:style-name="P7"><text:span text:style-name="Tipus_20_de_20_lletra_20_per_20_defecte_20_del_20_paràgraf"><text:span text:style-name="T2">41 * <text:s/>10 = 410</text:span></text:span></text:p>
            <text:p text:style-name="P8"/>
            <text:p text:style-name="P7"><text:span text:style-name="Tipus_20_de_20_lletra_20_per_20_defecte_20_del_20_paràgraf"><text:span text:style-name="T2">==Taula de multiplicació del 42==</text:span></text:span></text:p>
            <text:p text:style-name="P8"/>
            <text:p text:style-name="P7"><text:span text:style-name="Tipus_20_de_20_lletra_20_per_20_defecte_20_del_20_paràgraf"><text:span text:style-name="T2">42 * <text:s/>1 = 42</text:span></text:span></text:p>
            <text:p text:style-name="P7"><text:span text:style-name="Tipus_20_de_20_lletra_20_per_20_defecte_20_del_20_paràgraf"><text:span text:style-name="T2">42 * <text:s/>2 = 84</text:span></text:span></text:p>
            <text:p text:style-name="P7"><text:span text:style-name="Tipus_20_de_20_lletra_20_per_20_defecte_20_del_20_paràgraf"><text:span text:style-name="T2">42 * <text:s/>3 = 126</text:span></text:span></text:p>
            <text:p text:style-name="P7"><text:span text:style-name="Tipus_20_de_20_lletra_20_per_20_defecte_20_del_20_paràgraf"><text:span text:style-name="T2">42 * <text:s/>4 = 168</text:span></text:span></text:p>
            <text:p text:style-name="P7"><text:span text:style-name="Tipus_20_de_20_lletra_20_per_20_defecte_20_del_20_paràgraf"><text:span text:style-name="T2">42 * <text:s/>5 = 210</text:span></text:span></text:p>
            <text:p text:style-name="P7"><text:span text:style-name="Tipus_20_de_20_lletra_20_per_20_defecte_20_del_20_paràgraf"><text:span text:style-name="T2">42 * <text:s/>6 = 252</text:span></text:span></text:p>
            <text:p text:style-name="P7"><text:span text:style-name="Tipus_20_de_20_lletra_20_per_20_defecte_20_del_20_paràgraf"><text:span text:style-name="T2">42 * <text:s/>7 = 294</text:span></text:span></text:p>
            <text:p text:style-name="P7"><text:span text:style-name="Tipus_20_de_20_lletra_20_per_20_defecte_20_del_20_paràgraf"><text:span text:style-name="T2">42 * <text:s/>8 = 336</text:span></text:span></text:p>
            <text:p text:style-name="P7"><text:span text:style-name="Tipus_20_de_20_lletra_20_per_20_defecte_20_del_20_paràgraf"><text:span text:style-name="T2">42 * <text:s/>9 = 378</text:span></text:span></text:p>
            <text:p text:style-name="P7"><text:span text:style-name="Tipus_20_de_20_lletra_20_per_20_defecte_20_del_20_paràgraf"><text:span text:style-name="T2">42 * <text:s/>10 = 420</text:span></text:span></text:p>
            <text:p text:style-name="P4"/>
          </table:table-cell>
        </table:table-row>
        <table:table-row>
          <table:table-cell table:style-name="Taula1.A1" office:value-type="string">
            <text:p text:style-name="P2">Codi</text:p>
          </table:table-cell>
          <table:table-cell table:style-name="Taula1.A1" office:value-type="string">
            <text:p text:style-name="P16"><text:span text:style-name="T12">import</text:span><text:span text:style-name="T6"> java.util.Scanner;</text:span></text:p>
            <text:p text:style-name="P14"/>
            <text:p text:style-name="P13"><text:span text:style-name="T10">public</text:span><text:span text:style-name="T3"> </text:span><text:span text:style-name="T10">class</text:span><text:span text:style-name="T3"> Activitat10 {</text:span></text:p>
            <text:p text:style-name="P13"><text:span text:style-name="T3"><text:tab/></text:span><text:span text:style-name="T10">public</text:span><text:span text:style-name="T3"> </text:span><text:span text:style-name="T10">static</text:span><text:span text:style-name="T3"> </text:span><text:span text:style-name="T10">void</text:span><text:span text:style-name="T3"> main (String[] </text:span><text:span text:style-name="T13">args</text:span><text:span text:style-name="T3">) {</text:span></text:p>
            <text:p text:style-name="P13"><text:span text:style-name="T3"><text:tab/><text:tab/>Scanner </text:span><text:span text:style-name="T14">scan</text:span><text:span text:style-name="T3"> = </text:span><text:span text:style-name="T10">new</text:span><text:span text:style-name="T3"> Scanner(System.</text:span><text:span text:style-name="T17">in</text:span><text:span text:style-name="T3">);</text:span></text:p>
            <text:p text:style-name="P13"><text:span text:style-name="T3"><text:tab/><text:tab/></text:span></text:p>
            <text:p text:style-name="P13"><text:span text:style-name="T3"><text:tab/><text:tab/>System.</text:span><text:span text:style-name="T17">out</text:span><text:span text:style-name="T3">.println(</text:span><text:span text:style-name="T18">"Dona'm el número a multiplicar: "</text:span><text:span text:style-name="T3">);</text:span></text:p>
            <text:p text:style-name="P13"><text:span text:style-name="T3"><text:tab/><text:tab/></text:span></text:p>
            <text:p text:style-name="P13"><text:span text:style-name="T3"><text:tab/><text:tab/></text:span><text:span text:style-name="T10">int</text:span><text:span text:style-name="T3"> </text:span><text:span text:style-name="T13">numero</text:span><text:span text:style-name="T3"> = </text:span><text:span text:style-name="T13">scan</text:span><text:span text:style-name="T3">.nextInt();</text:span></text:p>
            <text:p text:style-name="P13"><text:span text:style-name="T3"><text:tab/><text:tab/></text:span></text:p>
            <text:p text:style-name="P13"><text:span text:style-name="T3"><text:tab/><text:tab/>System.</text:span><text:span text:style-name="T17">out</text:span><text:span text:style-name="T3">.println(</text:span><text:span text:style-name="T18">"Dona'm el número de Taules Seguides: "</text:span><text:span text:style-name="T3">);</text:span></text:p>
            <text:p text:style-name="P13"><text:soft-page-break/><text:span text:style-name="T3"><text:tab/><text:tab/></text:span></text:p>
            <text:p text:style-name="P13"><text:span text:style-name="T3"><text:tab/><text:tab/></text:span><text:span text:style-name="T10">int</text:span><text:span text:style-name="T3"> </text:span><text:span text:style-name="T13">numeroTaules</text:span><text:span text:style-name="T3"> = </text:span><text:span text:style-name="T13">scan</text:span><text:span text:style-name="T3">.nextInt();</text:span></text:p>
            <text:p text:style-name="P13"><text:span text:style-name="T3"><text:tab/><text:tab/></text:span></text:p>
            <text:p text:style-name="P13"><text:span text:style-name="T3"><text:tab/><text:tab/></text:span><text:span text:style-name="T10">int</text:span><text:span text:style-name="T3"> </text:span><text:span text:style-name="T13">total</text:span><text:span text:style-name="T3"> = 0;</text:span></text:p>
            <text:p text:style-name="P13"><text:span text:style-name="T3"><text:tab/><text:tab/></text:span></text:p>
            <text:p text:style-name="P13"><text:span text:style-name="T3"><text:tab/><text:tab/>System.</text:span><text:span text:style-name="T17">out</text:span><text:span text:style-name="T3">.println(</text:span><text:span text:style-name="T18">"==Taula de multiplicació== "</text:span><text:span text:style-name="T3">);</text:span></text:p>
            <text:p text:style-name="P13"><text:span text:style-name="T3"><text:tab/><text:tab/>System.</text:span><text:span text:style-name="T17">out</text:span><text:span text:style-name="T3">.println();</text:span></text:p>
            <text:p text:style-name="P13"><text:span text:style-name="T3"><text:tab/><text:tab/></text:span></text:p>
            <text:p text:style-name="P13"><text:span text:style-name="T3"><text:tab/><text:tab/></text:span><text:span text:style-name="T10">for</text:span><text:span text:style-name="T3"> (</text:span><text:span text:style-name="T10">int</text:span><text:span text:style-name="T3"> </text:span><text:span text:style-name="T13">i</text:span><text:span text:style-name="T3"> = 1; </text:span><text:span text:style-name="T13">i</text:span><text:span text:style-name="T3"> &lt;= </text:span><text:span text:style-name="T13">numeroTaules</text:span><text:span text:style-name="T3">; </text:span><text:span text:style-name="T13">i</text:span><text:span text:style-name="T3">++) {</text:span></text:p>
            <text:p text:style-name="P13"><text:span text:style-name="T3"><text:tab/><text:tab/><text:tab/>System.</text:span><text:span text:style-name="T17">out</text:span><text:span text:style-name="T3">.println(</text:span><text:span text:style-name="T18">"==Taula de multiplicació "</text:span><text:span text:style-name="T3"> + </text:span><text:span text:style-name="T13">numero</text:span><text:span text:style-name="T3"> + </text:span><text:span text:style-name="T18">"== "</text:span><text:span text:style-name="T3">);</text:span></text:p>
            <text:p text:style-name="P13"><text:span text:style-name="T3"><text:tab/><text:tab/><text:tab/></text:span><text:span text:style-name="T10">for</text:span><text:span text:style-name="T3"> (</text:span><text:span text:style-name="T10">int</text:span><text:span text:style-name="T3"> </text:span><text:span text:style-name="T13">j</text:span><text:span text:style-name="T3"> = 1; </text:span><text:span text:style-name="T13">j</text:span><text:span text:style-name="T3">&lt;=10; </text:span><text:span text:style-name="T13">j</text:span><text:span text:style-name="T3">++){</text:span></text:p>
            <text:p text:style-name="P13"><text:span text:style-name="T3"><text:tab/><text:tab/><text:tab/><text:tab/></text:span><text:span text:style-name="T13">total</text:span><text:span text:style-name="T3"> = </text:span><text:span text:style-name="T13">numero</text:span><text:span text:style-name="T3"> * </text:span><text:span text:style-name="T13">j</text:span><text:span text:style-name="T3">;</text:span></text:p>
            <text:p text:style-name="P13"><text:span text:style-name="T3"><text:tab/><text:tab/><text:tab/><text:tab/>System.</text:span><text:span text:style-name="T17">out</text:span><text:span text:style-name="T3">.printf(</text:span><text:span text:style-name="T18">"%d * %d = %d%n"</text:span><text:span text:style-name="T3">,</text:span><text:span text:style-name="T13">numero</text:span><text:span text:style-name="T3">,</text:span><text:span text:style-name="T13">j</text:span><text:span text:style-name="T3">,</text:span><text:span text:style-name="T13">total</text:span><text:span text:style-name="T3">);</text:span></text:p>
            <text:p text:style-name="P13"><text:span text:style-name="T3"><text:tab/><text:tab/><text:tab/>}</text:span></text:p>
            <text:p text:style-name="P13"><text:span text:style-name="T3"><text:tab/><text:tab/><text:tab/></text:span><text:span text:style-name="T13">numero</text:span><text:span text:style-name="T3">++;</text:span></text:p>
            <text:p text:style-name="P13"><text:span text:style-name="T3"><text:tab/><text:tab/>}</text:span></text:p>
            <text:p text:style-name="P13"><text:span text:style-name="T3"><text:tab/>}</text:span></text:p>
            <text:p text:style-name="P16"><text:span text:style-name="T6">}</text:span></text:p>
          </table:table-cell>
        </table:table-row>
        <table:table-row table:style-name="Taula1.6">
          <table:table-cell table:style-name="Taula1.A1" office:value-type="string">
            <text:p text:style-name="P2">Eixida</text:p>
          </table:table-cell>
          <table:table-cell table:style-name="Taula1.A1" office:value-type="string">
            <text:p text:style-name="P17"><text:span text:style-name="T6">Dona'm el número a multiplicar: </text:span></text:p>
            <text:p text:style-name="P13"><text:span text:style-name="T8">2</text:span></text:p>
            <text:p text:style-name="P13"><text:span text:style-name="T3">Dona'm el número de Taules Seguides: </text:span></text:p>
            <text:p text:style-name="P13"><text:soft-page-break/><text:span text:style-name="T8">2</text:span></text:p>
            <text:p text:style-name="P13"><text:span text:style-name="T3">==Taula de multiplicació== </text:span></text:p>
            <text:p text:style-name="P14"/>
            <text:p text:style-name="P13"><text:span text:style-name="T3">==Taula de multiplicació 2== </text:span></text:p>
            <text:p text:style-name="P13"><text:span text:style-name="T3">2 * 1 = 2</text:span></text:p>
            <text:p text:style-name="P13"><text:span text:style-name="T3">2 * 2 = 4</text:span></text:p>
            <text:p text:style-name="P13"><text:span text:style-name="T3">2 * 3 = 6</text:span></text:p>
            <text:p text:style-name="P13"><text:span text:style-name="T3">2 * 4 = 8</text:span></text:p>
            <text:p text:style-name="P13"><text:span text:style-name="T3">2 * 5 = 10</text:span></text:p>
            <text:p text:style-name="P13"><text:span text:style-name="T3">2 * 6 = 12</text:span></text:p>
            <text:p text:style-name="P13"><text:span text:style-name="T3">2 * 7 = 14</text:span></text:p>
            <text:p text:style-name="P13"><text:span text:style-name="T3">2 * 8 = 16</text:span></text:p>
            <text:p text:style-name="P13"><text:span text:style-name="T3">2 * 9 = 18</text:span></text:p>
            <text:p text:style-name="P13"><text:span text:style-name="T3">2 * 10 = 20</text:span></text:p>
            <text:p text:style-name="P13"><text:span text:style-name="T3">==Taula de multiplicació 3== </text:span></text:p>
            <text:p text:style-name="P13"><text:span text:style-name="T3">3 * 1 = 3</text:span></text:p>
            <text:p text:style-name="P13"><text:span text:style-name="T3">3 * 2 = 6</text:span></text:p>
            <text:p text:style-name="P13"><text:span text:style-name="T3">3 * 3 = 9</text:span></text:p>
            <text:p text:style-name="P13"><text:span text:style-name="T3">3 * 4 = 12</text:span></text:p>
            <text:p text:style-name="P13"><text:span text:style-name="T3">3 * 5 = 15</text:span></text:p>
            <text:p text:style-name="P13"><text:soft-page-break/><text:span text:style-name="T3">3 * 6 = 18</text:span></text:p>
            <text:p text:style-name="P13"><text:span text:style-name="T3">3 * 7 = 21</text:span></text:p>
            <text:p text:style-name="P13"><text:span text:style-name="T3">3 * 8 = 24</text:span></text:p>
            <text:p text:style-name="P13"><text:span text:style-name="T3">3 * 9 = 27</text:span></text:p>
            <text:p text:style-name="P17"><text:span text:style-name="T6">3 * 10 = 30</text:span></text:p>
          </table:table-cell>
        </table:table-row>
        <table:table-row>
          <table:table-cell table:style-name="Taula1.A1" office:value-type="string">
            <text:p text:style-name="P2">Exercici-11</text:p>
          </table:table-cell>
          <table:table-cell table:style-name="Taula1.A1" office:value-type="string">
            <text:p text:style-name="P5">Demana a l’usuari el mes i l’any. El programa t’ha de donar el nombre de dies. Recorda l’exercici de DIAGRAMES D'ANYS QUE TENEN 29 DIES.</text:p>
            <text:p text:style-name="P5"/>
            <text:p text:style-name="P7"><text:span text:style-name="Tipus_20_de_20_lletra_20_per_20_defecte_20_del_20_paràgraf"><text:span text:style-name="T2">Introdueix mes: </text:span></text:span><text:span text:style-name="Tipus_20_de_20_lletra_20_per_20_defecte_20_del_20_paràgraf"><text:span text:style-name="T7">2</text:span></text:span></text:p>
            <text:p text:style-name="P7"><text:span text:style-name="Tipus_20_de_20_lletra_20_per_20_defecte_20_del_20_paràgraf"><text:span text:style-name="T2">Introdueix any: </text:span></text:span><text:span text:style-name="Tipus_20_de_20_lletra_20_per_20_defecte_20_del_20_paràgraf"><text:span text:style-name="T7">2000</text:span></text:span></text:p>
            <text:p text:style-name="P10">Febrer 2000 té 29 dies</text:p>
            <text:p text:style-name="P10"/>
            <text:p text:style-name="P7"><text:span text:style-name="Tipus_20_de_20_lletra_20_per_20_defecte_20_del_20_paràgraf"><text:span text:style-name="T2">Introdueix mes: </text:span></text:span><text:span text:style-name="Tipus_20_de_20_lletra_20_per_20_defecte_20_del_20_paràgraf"><text:span text:style-name="T7">5</text:span></text:span></text:p>
            <text:p text:style-name="P7"><text:span text:style-name="Tipus_20_de_20_lletra_20_per_20_defecte_20_del_20_paràgraf"><text:span text:style-name="T2">Introdueix any: </text:span></text:span><text:span text:style-name="Tipus_20_de_20_lletra_20_per_20_defecte_20_del_20_paràgraf"><text:span text:style-name="T7">2225</text:span></text:span></text:p>
            <text:p text:style-name="P7"><text:span text:style-name="Tipus_20_de_20_lletra_20_per_20_defecte_20_del_20_paràgraf"><text:span text:style-name="T2">Maig de 2225 té 31 dies</text:span></text:span></text:p>
            <text:p text:style-name="P8"/>
            <text:p text:style-name="P7"><text:span text:style-name="Tipus_20_de_20_lletra_20_per_20_defecte_20_del_20_paràgraf"><text:span text:style-name="T2">Introdueix mes: </text:span></text:span><text:span text:style-name="Tipus_20_de_20_lletra_20_per_20_defecte_20_del_20_paràgraf"><text:span text:style-name="T7">2</text:span></text:span></text:p>
            <text:p text:style-name="P7"><text:span text:style-name="Tipus_20_de_20_lletra_20_per_20_defecte_20_del_20_paràgraf"><text:span text:style-name="T2">Introdueix any: </text:span></text:span><text:span text:style-name="Tipus_20_de_20_lletra_20_per_20_defecte_20_del_20_paràgraf"><text:span text:style-name="T7">2100</text:span></text:span></text:p>
            <text:p text:style-name="P10">Febrer de 2100 té 28 dies</text:p>
            <text:p text:style-name="P10"/>
            <text:p text:style-name="P7"><text:span text:style-name="Tipus_20_de_20_lletra_20_per_20_defecte_20_del_20_paràgraf"><text:span text:style-name="T2">Introdueix mes: </text:span></text:span><text:span text:style-name="Tipus_20_de_20_lletra_20_per_20_defecte_20_del_20_paràgraf"><text:span text:style-name="T7">6</text:span></text:span></text:p>
            <text:p text:style-name="P7"><text:span text:style-name="Tipus_20_de_20_lletra_20_per_20_defecte_20_del_20_paràgraf"><text:span text:style-name="T2">Introdueix any: </text:span></text:span><text:span text:style-name="Tipus_20_de_20_lletra_20_per_20_defecte_20_del_20_paràgraf"><text:span text:style-name="T7">2215</text:span></text:span></text:p>
            <text:p text:style-name="P7"><text:span text:style-name="Tipus_20_de_20_lletra_20_per_20_defecte_20_del_20_paràgraf"><text:span text:style-name="T2">Juny de 2215 té 30 dies</text:span></text:span></text:p>
            <text:p text:style-name="P8"/>
            <text:p text:style-name="P5"/>
          </table:table-cell>
        </table:table-row>
        <table:table-row>
          <table:table-cell table:style-name="Taula1.A1" office:value-type="string">
            <text:p text:style-name="P2">Codi</text:p>
          </table:table-cell>
          <table:table-cell table:style-name="Taula1.A1" office:value-type="string">
            <text:p text:style-name="P19"><text:span text:style-name="T11">import</text:span><text:span text:style-name="T6"> java.util.Scanner;</text:span></text:p>
            <text:p text:style-name="P14"/>
            <text:p text:style-name="P13"><text:span text:style-name="T10">public</text:span><text:span text:style-name="T3"> </text:span><text:span text:style-name="T10">class</text:span><text:span text:style-name="T3"> Activitat11 {</text:span></text:p>
            <text:p text:style-name="P13"><text:span text:style-name="T3"><text:tab/></text:span><text:span text:style-name="T10">public</text:span><text:span text:style-name="T3"> </text:span><text:span text:style-name="T10">static</text:span><text:span text:style-name="T3"> </text:span><text:span text:style-name="T10">void</text:span><text:span text:style-name="T3"> main(String[] </text:span><text:span text:style-name="T13">args</text:span><text:span text:style-name="T3">) {</text:span></text:p>
            <text:p text:style-name="P13"><text:span text:style-name="T3"><text:s text:c="8"/>Scanner </text:span><text:span text:style-name="T14">scan</text:span><text:span text:style-name="T3"> = </text:span><text:span text:style-name="T10">new</text:span><text:span text:style-name="T3"> Scanner(System.</text:span><text:span text:style-name="T17">in</text:span><text:span text:style-name="T3">);</text:span></text:p>
            <text:p text:style-name="P13"><text:soft-page-break/><text:span text:style-name="T3"><text:s text:c="8"/>System.</text:span><text:span text:style-name="T17">out</text:span><text:span text:style-name="T3">.print(</text:span><text:span text:style-name="T18">"Introdueix mes:"</text:span><text:span text:style-name="T3">);</text:span></text:p>
            <text:p text:style-name="P13"><text:span text:style-name="T3"><text:s text:c="8"/></text:span><text:span text:style-name="T10">int</text:span><text:span text:style-name="T3"> </text:span><text:span text:style-name="T13">mes</text:span><text:span text:style-name="T3"> = </text:span><text:span text:style-name="T13">scan</text:span><text:span text:style-name="T3">.nextInt();</text:span></text:p>
            <text:p text:style-name="P13"><text:span text:style-name="T3"><text:s text:c="8"/>System.</text:span><text:span text:style-name="T17">out</text:span><text:span text:style-name="T3">.print(</text:span><text:span text:style-name="T18">"Introdueix any:"</text:span><text:span text:style-name="T3">);</text:span></text:p>
            <text:p text:style-name="P13"><text:span text:style-name="T3"><text:s text:c="8"/></text:span><text:span text:style-name="T10">int</text:span><text:span text:style-name="T3"> </text:span><text:span text:style-name="T13">any</text:span><text:span text:style-name="T3"> = </text:span><text:span text:style-name="T13">scan</text:span><text:span text:style-name="T3">.nextInt();</text:span></text:p>
            <text:p text:style-name="P13"><text:span text:style-name="T3"><text:s text:c="8"/></text:span><text:span text:style-name="T10">int</text:span><text:span text:style-name="T3"> </text:span><text:span text:style-name="T15">febrer</text:span><text:span text:style-name="T3">;</text:span></text:p>
            <text:p text:style-name="P14"/>
            <text:p text:style-name="P13"><text:span text:style-name="T3"><text:s text:c="8"/></text:span><text:span text:style-name="T10">int</text:span><text:span text:style-name="T3"> </text:span><text:span text:style-name="T13">dies</text:span><text:span text:style-name="T3">;</text:span></text:p>
            <text:p text:style-name="P13"><text:span text:style-name="T3"><text:s text:c="8"/></text:span><text:span text:style-name="T10">if</text:span><text:span text:style-name="T3"> (</text:span><text:span text:style-name="T13">mes</text:span><text:span text:style-name="T3"> &lt; 8) {</text:span></text:p>
            <text:p text:style-name="P14"/>
            <text:p text:style-name="P13"><text:span text:style-name="T3"><text:s text:c="12"/></text:span><text:span text:style-name="T10">if</text:span><text:span text:style-name="T3"> (</text:span><text:span text:style-name="T13">mes</text:span><text:span text:style-name="T3"> % 2 == 0) {</text:span></text:p>
            <text:p text:style-name="P13"><text:span text:style-name="T3"><text:s text:c="16"/></text:span><text:span text:style-name="T13">dies</text:span><text:span text:style-name="T3"> = 30;</text:span></text:p>
            <text:p text:style-name="P13"><text:span text:style-name="T3"><text:s text:c="12"/>} </text:span><text:span text:style-name="T10">else</text:span><text:span text:style-name="T3"> {</text:span></text:p>
            <text:p text:style-name="P13"><text:span text:style-name="T3"><text:s text:c="16"/></text:span><text:span text:style-name="T13">dies</text:span><text:span text:style-name="T3"> = 31;</text:span></text:p>
            <text:p text:style-name="P13"><text:span text:style-name="T3"><text:s text:c="12"/>}</text:span></text:p>
            <text:p text:style-name="P13"><text:span text:style-name="T3"><text:s text:c="8"/>} </text:span><text:span text:style-name="T10">else</text:span><text:span text:style-name="T3"> {</text:span></text:p>
            <text:p text:style-name="P13"><text:span text:style-name="T3"><text:s text:c="12"/></text:span><text:span text:style-name="T10">if</text:span><text:span text:style-name="T3"> (</text:span><text:span text:style-name="T13">mes</text:span><text:span text:style-name="T3"> % 2 == 0) {</text:span></text:p>
            <text:p text:style-name="P13"><text:span text:style-name="T3"><text:s text:c="16"/></text:span><text:span text:style-name="T13">dies</text:span><text:span text:style-name="T3"> = 31;</text:span></text:p>
            <text:p text:style-name="P13"><text:span text:style-name="T3"><text:s text:c="12"/>} </text:span><text:span text:style-name="T10">else</text:span><text:span text:style-name="T3"> {</text:span></text:p>
            <text:p text:style-name="P13"><text:span text:style-name="T3"><text:s text:c="16"/></text:span><text:span text:style-name="T13">dies</text:span><text:span text:style-name="T3"> = 30;</text:span></text:p>
            <text:p text:style-name="P13"><text:span text:style-name="T3"><text:s text:c="12"/>}</text:span></text:p>
            <text:p text:style-name="P13"><text:soft-page-break/><text:span text:style-name="T3"><text:s text:c="8"/>}</text:span></text:p>
            <text:p text:style-name="P14"/>
            <text:p text:style-name="P14"/>
            <text:p text:style-name="P13"><text:span text:style-name="T3"><text:s text:c="8"/></text:span><text:span text:style-name="T10">switch</text:span><text:span text:style-name="T3"> (</text:span><text:span text:style-name="T13">mes</text:span><text:span text:style-name="T3">) {</text:span></text:p>
            <text:p text:style-name="P13"><text:span text:style-name="T3"><text:s text:c="12"/></text:span><text:span text:style-name="T10">case</text:span><text:span text:style-name="T3"> 1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Gener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2:</text:span></text:p>
            <text:p text:style-name="P13"><text:span text:style-name="T3"><text:s text:c="12"/><text:tab/></text:span><text:span text:style-name="T10">if</text:span><text:span text:style-name="T3"> (</text:span><text:span text:style-name="T13">any</text:span><text:span text:style-name="T3"> % 4 == 0) {</text:span></text:p>
            <text:p text:style-name="P13"><text:span text:style-name="T3"><text:s text:c="20"/></text:span><text:span text:style-name="T10">if</text:span><text:span text:style-name="T3"> (</text:span><text:span text:style-name="T13">any</text:span><text:span text:style-name="T3"> % 100 == 0) {</text:span></text:p>
            <text:p text:style-name="P13"><text:span text:style-name="T3"><text:s text:c="24"/></text:span><text:span text:style-name="T10">if</text:span><text:span text:style-name="T3"> (</text:span><text:span text:style-name="T13">any</text:span><text:span text:style-name="T3"> % 400 == 0) {</text:span></text:p>
            <text:p text:style-name="P13"><text:span text:style-name="T3"><text:s text:c="28"/></text:span><text:span text:style-name="T16">febrer</text:span><text:span text:style-name="T3"> = 29;</text:span></text:p>
            <text:p text:style-name="P13"><text:span text:style-name="T3"><text:s text:c="24"/>} </text:span><text:span text:style-name="T10">else</text:span><text:span text:style-name="T3"> {</text:span></text:p>
            <text:p text:style-name="P13"><text:span text:style-name="T3"><text:s text:c="28"/></text:span><text:span text:style-name="T16">febrer</text:span><text:span text:style-name="T3"> = 28;</text:span></text:p>
            <text:p text:style-name="P13"><text:span text:style-name="T3"><text:s text:c="24"/>}</text:span></text:p>
            <text:p text:style-name="P13"><text:span text:style-name="T3"><text:s text:c="20"/>} </text:span><text:span text:style-name="T10">else</text:span><text:span text:style-name="T3"> {</text:span></text:p>
            <text:p text:style-name="P13"><text:span text:style-name="T3"><text:s text:c="24"/></text:span><text:span text:style-name="T16">febrer</text:span><text:span text:style-name="T3"> = 29;</text:span></text:p>
            <text:p text:style-name="P13"><text:span text:style-name="T3"><text:s text:c="20"/>}</text:span></text:p>
            <text:p text:style-name="P13"><text:span text:style-name="T3"><text:s text:c="16"/>} </text:span><text:span text:style-name="T10">else</text:span><text:span text:style-name="T3"> {</text:span></text:p>
            <text:p text:style-name="P13"><text:span text:style-name="T3"><text:s text:c="20"/></text:span><text:span text:style-name="T16">febrer</text:span><text:span text:style-name="T3"> = 28;</text:span></text:p>
            <text:p text:style-name="P13"><text:soft-page-break/><text:span text:style-name="T3"><text:s text:c="16"/>}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Febrer de %d té %d dies"</text:span><text:span text:style-name="T3">, </text:span><text:span text:style-name="T13">any</text:span><text:span text:style-name="T3">, </text:span><text:span text:style-name="T15">febrer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3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Març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4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Abril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5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Maig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6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Juny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7: 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Juliol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8: 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Agost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oft-page-break/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9: 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Setembre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10: 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Octubre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11: 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Novembre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12"/></text:span><text:span text:style-name="T10">case</text:span><text:span text:style-name="T3"> 12:</text:span></text:p>
            <text:p text:style-name="P13"><text:span text:style-name="T3"><text:s text:c="12"/><text:tab/>System.</text:span><text:span text:style-name="T17">out</text:span><text:span text:style-name="T3">.printf(</text:span><text:span text:style-name="T18">"Desembre de %d té %d dies"</text:span><text:span text:style-name="T3">, </text:span><text:span text:style-name="T13">any</text:span><text:span text:style-name="T3">, </text:span><text:span text:style-name="T13">dies</text:span><text:span text:style-name="T3">);</text:span></text:p>
            <text:p text:style-name="P13"><text:span text:style-name="T3"><text:s text:c="12"/><text:tab/></text:span><text:span text:style-name="T10">break</text:span><text:span text:style-name="T3">;</text:span></text:p>
            <text:p text:style-name="P13"><text:span text:style-name="T3"><text:s text:c="8"/>}</text:span></text:p>
            <text:p text:style-name="P13"><text:span text:style-name="T3"><text:s text:c="4"/>}</text:span></text:p>
            <text:p text:style-name="P19"><text:span text:style-name="T6">}</text:span></text:p>
          </table:table-cell>
        </table:table-row>
        <table:table-row>
          <table:table-cell table:style-name="Taula1.A1" office:value-type="string">
            <text:p text:style-name="P2">Eixida</text:p>
          </table:table-cell>
          <table:table-cell table:style-name="Taula1.A1" office:value-type="string">
            <text:p text:style-name="P19"><text:span text:style-name="T6">Introdueix mes:</text:span><text:span text:style-name="T9">2</text:span></text:p>
            <text:p text:style-name="P13"><text:span text:style-name="T3">Introdueix any:</text:span><text:span text:style-name="T8">2020</text:span></text:p>
            <text:p text:style-name="P19"><text:span text:style-name="T6">Febrer de 2020 té 29 dies</text:span></text:p>
          </table:table-cell>
        </table:table-row>
        <table:table-row>
          <table:table-cell table:style-name="Taula1.A1" office:value-type="string">
            <text:p text:style-name="P2">Exercici-12</text:p>
          </table:table-cell>
          <table:table-cell table:style-name="Taula1.A1" office:value-type="string">
            <text:p text:style-name="P11">Realitza un joc per endevinar el nombre aleatori de l'1 fins al 50. Només tens 5 intents. Quan acabes has de preguntar a l'usuari si vol jugar una altra vegada.</text:p>
            <text:p text:style-name="P10"/>
            <text:p text:style-name="P7"><text:span text:style-name="Tipus_20_de_20_lletra_20_per_20_defecte_20_del_20_paràgraf"><text:span text:style-name="T2">Has d'endevinar un nombre de l'1 fins al 50</text:span></text:span></text:p>
            <text:p text:style-name="P7"><text:span text:style-name="Tipus_20_de_20_lletra_20_per_20_defecte_20_del_20_paràgraf"><text:span text:style-name="T2">____________________________________________</text:span></text:span></text:p>
            <text:p text:style-name="P8"><text:soft-page-break/></text:p>
            <text:p text:style-name="P7"><text:span text:style-name="Tipus_20_de_20_lletra_20_per_20_defecte_20_del_20_paràgraf"><text:span text:style-name="T2">Intent nombre 1: <text:s/>Dona'm un nombre: </text:span></text:span><text:span text:style-name="Tipus_20_de_20_lletra_20_per_20_defecte_20_del_20_paràgraf"><text:span text:style-name="T7">15</text:span></text:span></text:p>
            <text:p text:style-name="P8"/>
            <text:p text:style-name="P7"><text:span text:style-name="Tipus_20_de_20_lletra_20_per_20_defecte_20_del_20_paràgraf"><text:span text:style-name="T2">Intent nombre 2: <text:s/>Dona'm un nombre: </text:span></text:span><text:span text:style-name="Tipus_20_de_20_lletra_20_per_20_defecte_20_del_20_paràgraf"><text:span text:style-name="T7">25</text:span></text:span></text:p>
            <text:p text:style-name="P8"/>
            <text:p text:style-name="P7"><text:span text:style-name="Tipus_20_de_20_lletra_20_per_20_defecte_20_del_20_paràgraf"><text:span text:style-name="T2">Intent nombre 3: <text:s/>Dona'm un nombre: </text:span></text:span><text:span text:style-name="Tipus_20_de_20_lletra_20_per_20_defecte_20_del_20_paràgraf"><text:span text:style-name="T7">35</text:span></text:span></text:p>
            <text:p text:style-name="P8"/>
            <text:p text:style-name="P7"><text:span text:style-name="Tipus_20_de_20_lletra_20_per_20_defecte_20_del_20_paràgraf"><text:span text:style-name="T2">Intent nombre 4: <text:s/>Dona'm un nombre: </text:span></text:span><text:span text:style-name="Tipus_20_de_20_lletra_20_per_20_defecte_20_del_20_paràgraf"><text:span text:style-name="T7">45</text:span></text:span></text:p>
            <text:p text:style-name="P8"/>
            <text:p text:style-name="P7"><text:span text:style-name="Tipus_20_de_20_lletra_20_per_20_defecte_20_del_20_paràgraf"><text:span text:style-name="T2">Intent nombre 5: <text:s/>Dona'm un nombre: </text:span></text:span><text:span text:style-name="Tipus_20_de_20_lletra_20_per_20_defecte_20_del_20_paràgraf"><text:span text:style-name="T7">55</text:span></text:span></text:p>
            <text:p text:style-name="P7"><text:span text:style-name="Tipus_20_de_20_lletra_20_per_20_defecte_20_del_20_paràgraf"><text:span text:style-name="T2">____________________________________________</text:span></text:span></text:p>
            <text:p text:style-name="P7"><text:span text:style-name="Tipus_20_de_20_lletra_20_per_20_defecte_20_del_20_paràgraf"><text:span text:style-name="T2">GAME OVER, el nombre a l'azar era el :20</text:span></text:span></text:p>
            <text:p text:style-name="P7"><text:span text:style-name="Tipus_20_de_20_lletra_20_per_20_defecte_20_del_20_paràgraf"><text:span text:style-name="T2">____________________________________________</text:span></text:span></text:p>
            <text:p text:style-name="P8"/>
            <text:p text:style-name="P7"><text:span text:style-name="Tipus_20_de_20_lletra_20_per_20_defecte_20_del_20_paràgraf"><text:span text:style-name="T2">Si vols jugar una altra vegada: posa la paraula true a continuació, qualsevol altra entrada finalitza el programa</text:span></text:span></text:p>
            <text:p text:style-name="P7"><text:span text:style-name="Tipus_20_de_20_lletra_20_per_20_defecte_20_del_20_paràgraf"><text:span text:style-name="T7">TRUE</text:span></text:span></text:p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8"/>
            <text:p text:style-name="P7"><text:span text:style-name="Tipus_20_de_20_lletra_20_per_20_defecte_20_del_20_paràgraf"><text:span text:style-name="T2">Intent nombre 1: <text:s/>Dona'm un nombre: </text:span></text:span><text:span text:style-name="Tipus_20_de_20_lletra_20_per_20_defecte_20_del_20_paràgraf"><text:span text:style-name="T7">5</text:span></text:span></text:p>
            <text:p text:style-name="P8"/>
            <text:p text:style-name="P7"><text:span text:style-name="Tipus_20_de_20_lletra_20_per_20_defecte_20_del_20_paràgraf"><text:span text:style-name="T2">Intent nombre 2: <text:s/>Dona'm un nombre: </text:span></text:span><text:span text:style-name="Tipus_20_de_20_lletra_20_per_20_defecte_20_del_20_paràgraf"><text:span text:style-name="T7">6</text:span></text:span></text:p>
            <text:p text:style-name="P8"/>
            <text:p text:style-name="P7"><text:span text:style-name="Tipus_20_de_20_lletra_20_per_20_defecte_20_del_20_paràgraf"><text:span text:style-name="T2">Intent nombre 3: <text:s/>Dona'm un nombre: </text:span></text:span><text:span text:style-name="Tipus_20_de_20_lletra_20_per_20_defecte_20_del_20_paràgraf"><text:span text:style-name="T7">7</text:span></text:span></text:p>
            <text:p text:style-name="P8"/>
            <text:p text:style-name="P7"><text:span text:style-name="Tipus_20_de_20_lletra_20_per_20_defecte_20_del_20_paràgraf"><text:span text:style-name="T2">Intent nombre 4: <text:s/>Dona'm un nombre: </text:span></text:span><text:span text:style-name="Tipus_20_de_20_lletra_20_per_20_defecte_20_del_20_paràgraf"><text:span text:style-name="T7">8</text:span></text:span></text:p>
            <text:p text:style-name="P8"/>
            <text:p text:style-name="P7"><text:span text:style-name="Tipus_20_de_20_lletra_20_per_20_defecte_20_del_20_paràgraf"><text:span text:style-name="T2">Intent nombre 5: <text:s/>Dona'm un nombre: </text:span></text:span><text:span text:style-name="Tipus_20_de_20_lletra_20_per_20_defecte_20_del_20_paràgraf"><text:span text:style-name="T7">9</text:span></text:span></text:p>
            <text:p text:style-name="P7"><text:span text:style-name="Tipus_20_de_20_lletra_20_per_20_defecte_20_del_20_paràgraf"><text:span text:style-name="T2">********************************************</text:span></text:span></text:p>
            <text:p text:style-name="P7"><text:span text:style-name="Tipus_20_de_20_lletra_20_per_20_defecte_20_del_20_paràgraf"><text:span text:style-name="T2">Hui és el teu dia de sort, has encertat en el intent5</text:span></text:span></text:p>
            <text:p text:style-name="P9"><text:soft-page-break/>********************************************</text:p>
            <text:p text:style-name="P11"/>
          </table:table-cell>
        </table:table-row>
        <table:table-row>
          <table:table-cell table:style-name="Taula1.A1" office:value-type="string">
            <text:p text:style-name="P2">Codi</text:p>
          </table:table-cell>
          <table:table-cell table:style-name="Taula1.A1" office:value-type="string">
            <text:p text:style-name="P18"><text:span text:style-name="T11">import</text:span><text:span text:style-name="T6"> java.util.Scanner;</text:span></text:p>
            <text:p text:style-name="P14"/>
            <text:p text:style-name="P13"><text:span text:style-name="T10">public</text:span><text:span text:style-name="T3"> </text:span><text:span text:style-name="T10">class</text:span><text:span text:style-name="T3"> Activitat12 {</text:span></text:p>
            <text:p text:style-name="P13"><text:span text:style-name="T3"><text:tab/></text:span><text:span text:style-name="T10">public</text:span><text:span text:style-name="T3"> </text:span><text:span text:style-name="T10">static</text:span><text:span text:style-name="T3"> </text:span><text:span text:style-name="T10">void</text:span><text:span text:style-name="T3"> main(String[] </text:span><text:span text:style-name="T13">args</text:span><text:span text:style-name="T3">) {</text:span></text:p>
            <text:p text:style-name="P13"><text:span text:style-name="T3"><text:s text:c="8"/>Scanner </text:span><text:span text:style-name="T14">scan</text:span><text:span text:style-name="T3"> = </text:span><text:span text:style-name="T10">new</text:span><text:span text:style-name="T3"> Scanner(</text:span><text:span text:style-name="T4">System</text:span><text:span text:style-name="T3">.</text:span><text:span text:style-name="T17">in</text:span><text:span text:style-name="T3">);</text:span></text:p>
            <text:p text:style-name="P13"><text:span text:style-name="T3"><text:s text:c="8"/></text:span></text:p>
            <text:p text:style-name="P13"><text:span text:style-name="T3"><text:s text:c="8"/></text:span><text:span text:style-name="T10">int</text:span><text:span text:style-name="T3"> </text:span><text:span text:style-name="T13">aleatori</text:span><text:span text:style-name="T3"> = (</text:span><text:span text:style-name="T10">int</text:span><text:span text:style-name="T3">) (Math.</text:span><text:span text:style-name="T5">random</text:span><text:span text:style-name="T3">() * 50) + 1;</text:span></text:p>
            <text:p text:style-name="P13"><text:span text:style-name="T3"><text:s text:c="8"/></text:span><text:span text:style-name="T10">int</text:span><text:span text:style-name="T3"> </text:span><text:span text:style-name="T13">numero</text:span><text:span text:style-name="T3"> = 0;</text:span></text:p>
            <text:p text:style-name="P13"><text:span text:style-name="T3"><text:s text:c="8"/></text:span></text:p>
            <text:p text:style-name="P13"><text:span text:style-name="T3"><text:s text:c="8"/></text:span><text:span text:style-name="T4">System</text:span><text:span text:style-name="T3">.</text:span><text:span text:style-name="T17">out</text:span><text:span text:style-name="T3">.println(</text:span><text:span text:style-name="T18">"Has d'endevinar un nombre de l'1 fins al 50"</text:span><text:span text:style-name="T3">);</text:span></text:p>
            <text:p text:style-name="P13"><text:span text:style-name="T3"><text:s text:c="8"/></text:span><text:span text:style-name="T4">System</text:span><text:span text:style-name="T3">.</text:span><text:span text:style-name="T17">out</text:span><text:span text:style-name="T3">.println(</text:span><text:span text:style-name="T18">"---------------------------------------------"</text:span><text:span text:style-name="T3">);</text:span></text:p>
            <text:p text:style-name="P13"><text:span text:style-name="T3"><text:s text:c="8"/></text:span></text:p>
            <text:p text:style-name="P13"><text:span text:style-name="T3"><text:s text:c="8"/></text:span><text:span text:style-name="T10">for</text:span><text:span text:style-name="T3"> (</text:span><text:span text:style-name="T10">int</text:span><text:span text:style-name="T3"> </text:span><text:span text:style-name="T13">i</text:span><text:span text:style-name="T3"> = 1; </text:span><text:span text:style-name="T13">i</text:span><text:span text:style-name="T3"> &lt; 6; </text:span><text:span text:style-name="T13">i</text:span><text:span text:style-name="T3">++) {</text:span></text:p>
            <text:p text:style-name="P13"><text:span text:style-name="T3"><text:s text:c="12"/></text:span><text:span text:style-name="T4">System</text:span><text:span text:style-name="T3">.</text:span><text:span text:style-name="T17">out</text:span><text:span text:style-name="T3">.print(</text:span><text:span text:style-name="T18">"Intent nombre "</text:span><text:span text:style-name="T3"> + </text:span><text:span text:style-name="T13">i</text:span><text:span text:style-name="T3"> + </text:span><text:span text:style-name="T18">": <text:s/>"</text:span><text:span text:style-name="T3">);</text:span></text:p>
            <text:p text:style-name="P13"><text:span text:style-name="T3"><text:s text:c="12"/></text:span><text:span text:style-name="T4">System</text:span><text:span text:style-name="T3">.</text:span><text:span text:style-name="T17">out</text:span><text:span text:style-name="T3">.print(</text:span><text:span text:style-name="T18">"Dona'm un nombre:"</text:span><text:span text:style-name="T3">);</text:span></text:p>
            <text:p text:style-name="P13"><text:span text:style-name="T3"><text:s text:c="12"/></text:span><text:span text:style-name="T13">numero</text:span><text:span text:style-name="T3"> = </text:span><text:span text:style-name="T13">scan</text:span><text:span text:style-name="T3">.nextInt();</text:span></text:p>
            <text:p text:style-name="P14"/>
            <text:p text:style-name="P13"><text:span text:style-name="T3"><text:s text:c="12"/></text:span><text:span text:style-name="T10">if</text:span><text:span text:style-name="T3"> (</text:span><text:span text:style-name="T13">numero</text:span><text:span text:style-name="T3"> == </text:span><text:span text:style-name="T13">aleatori</text:span><text:span text:style-name="T3">) {</text:span></text:p>
            <text:p text:style-name="P13"><text:span text:style-name="T3"><text:s text:c="16"/></text:span><text:span text:style-name="T4">System</text:span><text:span text:style-name="T3">.</text:span><text:span text:style-name="T17">out</text:span><text:span text:style-name="T3">.println(</text:span><text:span text:style-name="T18">"************************************************************"</text:span><text:span text:style-name="T3">);</text:span></text:p>
            <text:p text:style-name="P13"><text:span text:style-name="T3"><text:s text:c="16"/></text:span><text:span text:style-name="T4">System</text:span><text:span text:style-name="T3">.</text:span><text:span text:style-name="T17">out</text:span><text:span text:style-name="T3">.println(</text:span><text:span text:style-name="T18">"Hui és el teu dia de sort, has encertat en el intent "</text:span><text:span text:style-name="T3"> + </text:span><text:span text:style-name="T13">i</text:span><text:span text:style-name="T3">);</text:span></text:p>
            <text:p text:style-name="P13"><text:soft-page-break/><text:span text:style-name="T3"><text:s text:c="16"/></text:span><text:span text:style-name="T4">System</text:span><text:span text:style-name="T3">.</text:span><text:span text:style-name="T17">out</text:span><text:span text:style-name="T3">.println(</text:span><text:span text:style-name="T18">"************************************************************"</text:span><text:span text:style-name="T3">);</text:span></text:p>
            <text:p text:style-name="P13"><text:span text:style-name="T3"><text:s text:c="16"/></text:span><text:span text:style-name="T10">break</text:span><text:span text:style-name="T3">;</text:span></text:p>
            <text:p text:style-name="P13"><text:span text:style-name="T3"><text:s text:c="12"/>}</text:span></text:p>
            <text:p text:style-name="P13"><text:span text:style-name="T3"><text:s text:c="8"/>}</text:span></text:p>
            <text:p text:style-name="P13"><text:span text:style-name="T3"><text:s text:c="8"/></text:span><text:span text:style-name="T10">if</text:span><text:span text:style-name="T3"> (</text:span><text:span text:style-name="T13">numero</text:span><text:span text:style-name="T3"> != </text:span><text:span text:style-name="T13">aleatori</text:span><text:span text:style-name="T3">) {</text:span></text:p>
            <text:p text:style-name="P13"><text:span text:style-name="T3"><text:s text:c="12"/></text:span><text:span text:style-name="T4">System</text:span><text:span text:style-name="T3">.</text:span><text:span text:style-name="T17">out</text:span><text:span text:style-name="T3">.println(</text:span><text:span text:style-name="T18">"_______________________________________________"</text:span><text:span text:style-name="T3">);</text:span></text:p>
            <text:p text:style-name="P13"><text:span text:style-name="T3"><text:s text:c="12"/></text:span><text:span text:style-name="T4">System</text:span><text:span text:style-name="T3">.</text:span><text:span text:style-name="T17">out</text:span><text:span text:style-name="T3">.println(</text:span><text:span text:style-name="T18">"GAME OVER, el nombre a l'azar era el :"</text:span><text:span text:style-name="T3"> + </text:span><text:span text:style-name="T13">aleatori</text:span><text:span text:style-name="T3">);</text:span></text:p>
            <text:p text:style-name="P13"><text:span text:style-name="T3"><text:s text:c="12"/></text:span><text:span text:style-name="T4">System</text:span><text:span text:style-name="T3">.</text:span><text:span text:style-name="T17">out</text:span><text:span text:style-name="T3">.println(</text:span><text:span text:style-name="T18">"_______________________________________________"</text:span><text:span text:style-name="T3">);</text:span></text:p>
            <text:p text:style-name="P13"><text:span text:style-name="T3"><text:s text:c="8"/>}</text:span></text:p>
            <text:p text:style-name="P13"><text:span text:style-name="T3"><text:s text:c="4"/>}</text:span></text:p>
            <text:p text:style-name="P18"><text:span text:style-name="T6">}</text:span></text:p>
          </table:table-cell>
        </table:table-row>
        <table:table-row table:style-name="Taula1.12">
          <table:table-cell table:style-name="Taula1.A1" office:value-type="string">
            <text:p text:style-name="P2">Eixida</text:p>
          </table:table-cell>
          <table:table-cell table:style-name="Taula1.A1" office:value-type="string">
            <text:p text:style-name="P20"><text:span text:style-name="T6">Has d'endevinar un nombre de l'1 fins al 50</text:span></text:p>
            <text:p text:style-name="P13"><text:span text:style-name="T3">---------------------------------------------</text:span></text:p>
            <text:p text:style-name="P13"><text:span text:style-name="T3">Intent nombre 1: <text:s/>Dona'm un nombre:</text:span><text:span text:style-name="T8">2</text:span></text:p>
            <text:p text:style-name="P13"><text:span text:style-name="T3">Intent nombre 2: <text:s/>Dona'm un nombre:</text:span><text:span text:style-name="T8">3</text:span></text:p>
            <text:p text:style-name="P13"><text:span text:style-name="T3">Intent nombre 3: <text:s/>Dona'm un nombre:</text:span><text:span text:style-name="T8">25</text:span></text:p>
            <text:p text:style-name="P13"><text:span text:style-name="T3">Intent nombre 4: <text:s/>Dona'm un nombre:</text:span><text:span text:style-name="T8">43</text:span></text:p>
            <text:p text:style-name="P13"><text:span text:style-name="T3">Intent nombre 5: <text:s/>Dona'm un nombre:</text:span><text:span text:style-name="T8">45</text:span></text:p>
            <text:p text:style-name="P13"><text:span text:style-name="T3">_______________________________________________</text:span></text:p>
            <text:p text:style-name="P13"><text:span text:style-name="T3">GAME OVER, el nombre a l'azar era el :44</text:span></text:p>
            <text:p text:style-name="P21"><text:span text:style-name="T6">_______________________________________________</text:span></text:p>
          </table:table-cell>
        </table:table-row>
      </table:table>
      <text:p text:style-name="Normal"/>
      <text:p text:style-name="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us_20_de_20_lletra_20_per_20_defecte_20_del_20_paràgraf" style:display-name="Tipus de lletra per defecte del paràgraf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Galan, Javier</meta:initial-creator>
    <meta:creation-date>2020-10-19T18:17:00Z</meta:creation-date>
    <dc:date>2020-10-20T11:26:54.289137921</dc:date>
    <meta:editing-cycles>4</meta:editing-cycles>
    <meta:editing-duration>PT8M26S</meta:editing-duration>
    <meta:document-statistic meta:table-count="1" meta:image-count="0" meta:object-count="0" meta:page-count="15" meta:paragraph-count="299" meta:word-count="1169" meta:character-count="7794" meta:non-whitespace-character-count="5539"/>
    <meta:template xlink:type="simple" xlink:actuate="onRequest" xlink:title="" xlink:href="Normal.dotm"/>
  </office:meta>
</office:document-meta>
</file>